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127cm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b2b2b2" draw:textarea-vertical-align="middle"/>
    </style:style>
    <style:style style:name="P1" style:family="paragraph">
      <style:text-properties fo:font-size="14pt" fo:font-style="italic" style:font-size-asian="14pt" style:font-style-asian="italic" style:font-size-complex="14pt" style:font-style-complex="italic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83cm" svg:height="0.806cm" svg:x="11.052cm" svg:y="10.862cm">
          <draw:text-box>
            <text:p text:style-name="P1"><text:span text:style-name="T1">err_cap</text:span></text:p>
          </draw:text-box>
        </draw:frame>
        <draw:frame draw:style-name="gr2" draw:layer="layout" svg:width="8.382cm" svg:height="0.962cm" svg:x="6.207cm" svg:y="1.889cm">
          <draw:text-box>
            <text:p>Regulation 1 (lidar only)</text:p>
          </draw:text-box>
        </draw:frame>
        <draw:custom-shape draw:style-name="gr3" draw:text-style-name="P2" xml:id="id2" draw:id="id2" draw:layer="layout" svg:width="2.667cm" svg:height="2.667cm" svg:x="8.366cm" svg:y="5.572cm">
          <text:p text:style-name="P2"><text:span text:style-name="T2">Wall_distance_</text:span></text:p>
          <text:p text:style-name="P2"><text:span text:style-name="T2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667cm" svg:height="2.667cm" svg:x="8.239cm" svg:y="9.636cm">
          <text:p text:style-name="P2"><text:span text:style-name="T2">Wall_angle_</text:span></text:p>
          <text:p text:style-name="P2"><text:span text:style-name="T2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2.667cm" svg:height="2.667cm" svg:x="13.827cm" svg:y="6.969cm">
          <text:p text:style-name="P3"><text:span text:style-name="T3">Regu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3.429cm" svg:height="2.032cm" svg:x="1.635cm" svg:y="7.858cm">
          <text:p text:style-name="P4"><text:span text:style-name="T4">Lida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6" draw:text-style-name="P5" draw:layer="layout" svg:x1="5.064cm" svg:y1="8.874cm" svg:x2="8.366cm" svg:y2="6.906cm" draw:start-shape="id1" draw:start-glue-point="1" draw:end-shape="id2" draw:end-glue-point="6" svg:d="M5064 8874h1651v-1968h1651" svg:viewBox="0 0 3303 1969">
            <text:p/>
          </draw:connector>
          <draw:connector draw:style-name="gr6" draw:text-style-name="P5" draw:layer="layout" svg:x1="5.064cm" svg:y1="8.874cm" svg:x2="8.239cm" svg:y2="10.97cm" draw:start-shape="id1" draw:start-glue-point="1" draw:end-shape="id3" draw:end-glue-point="6" svg:d="M5064 8874h1587v2096h1588" svg:viewBox="0 0 3176 2097">
            <text:p/>
          </draw:connector>
        </draw:g>
        <draw:connector draw:style-name="gr6" draw:text-style-name="P5" draw:layer="layout" svg:x1="11.033cm" svg:y1="6.906cm" svg:x2="14.217cm" svg:y2="7.359cm" draw:start-shape="id2" draw:start-glue-point="10" draw:end-shape="id4" draw:end-glue-point="5" svg:d="M11033 6906h1397v453h1787" svg:viewBox="0 0 3185 454">
          <text:p/>
        </draw:connector>
        <draw:connector draw:style-name="gr6" draw:text-style-name="P5" draw:layer="layout" svg:x1="10.906cm" svg:y1="10.97cm" svg:x2="14.217cm" svg:y2="9.246cm" draw:start-shape="id3" draw:start-glue-point="10" draw:end-shape="id4" draw:end-glue-point="7" svg:d="M10906 10970h1460v-1724h1851" svg:viewBox="0 0 3312 1725">
          <text:p/>
        </draw:connector>
        <draw:connector draw:style-name="gr6" draw:text-style-name="P5" draw:layer="layout" draw:type="line" svg:x1="16.494cm" svg:y1="8.303cm" svg:x2="19.268cm" svg:y2="8.342cm" draw:start-shape="id4" draw:start-glue-point="10" svg:d="M16494 8303l2774 39" svg:viewBox="0 0 2775 40">
          <text:p/>
        </draw:connector>
        <draw:frame draw:style-name="gr1" draw:text-style-name="P1" draw:layer="layout" svg:width="1.632cm" svg:height="0.806cm" svg:x="5.337cm" svg:y="8.195cm">
          <draw:text-box>
            <text:p text:style-name="P1"><text:span text:style-name="T1">Scan</text:span></text:p>
          </draw:text-box>
        </draw:frame>
        <draw:frame draw:style-name="gr1" draw:text-style-name="P1" draw:layer="layout" svg:width="2.157cm" svg:height="0.806cm" svg:x="11.179cm" svg:y="6.036cm">
          <draw:text-box>
            <text:p text:style-name="P1"><text:span text:style-name="T1">err_dist</text:span></text:p>
          </draw:text-box>
        </draw:frame>
        <draw:frame draw:style-name="gr1" draw:text-style-name="P1" draw:layer="layout" svg:width="2.348cm" svg:height="0.806cm" svg:x="16.875cm" svg:y="7.477cm">
          <draw:text-box>
            <text:p text:style-name="P1"><text:span text:style-name="T1">cmd_vel</text:span></text:p>
          </draw:text-box>
        </draw:frame>
        <draw:connector draw:style-name="gr7" draw:text-style-name="P6" draw:layer="layout" draw:type="line" svg:x1="9.743cm" svg:y1="3.362cm" svg:x2="9.7cm" svg:y2="5.572cm" draw:end-shape="id2" draw:end-glue-point="4" svg:d="M9743 3362l-43 2210" svg:viewBox="0 0 44 2211">
          <text:p text:style-name="P5"><text:span text:style-name="T5">distance_to_wall</text:span></text:p>
        </draw:connector>
        <draw:frame draw:style-name="gr2" draw:layer="layout" svg:width="8.382cm" svg:height="0.962cm" svg:x="5.953cm" svg:y="14.008cm">
          <draw:text-box>
            <text:p>Regulation 2 (gps+imu)</text:p>
          </draw:text-box>
        </draw:frame>
        <draw:connector draw:style-name="gr8" draw:text-style-name="P6" draw:layer="layout" draw:type="line" svg:x1="9.489cm" svg:y1="15.554cm" svg:x2="9.446cm" svg:y2="17.764cm" svg:d="M9489 15554l-43 2210" svg:viewBox="0 0 44 2211">
          <text:p text:style-name="P5"><text:span text:style-name="T5">mission_params</text:span></text:p>
        </draw:connector>
        <draw:custom-shape draw:style-name="gr5" draw:text-style-name="P4" xml:id="id7" draw:id="id7" draw:layer="layout" svg:width="3.429cm" svg:height="2.032cm" svg:x="1.508cm" svg:y="22.39cm">
          <text:p text:style-name="P4"><text:span text:style-name="T4">GP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3.429cm" svg:height="2.032cm" svg:x="1.508cm" svg:y="17.383cm">
          <text:p text:style-name="P4"><text:span text:style-name="T4">IM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9.679cm" svg:y1="19.745cm" svg:x2="9.636cm" svg:y2="21.955cm" svg:d="M9679 19745l-43 2210" svg:viewBox="0 0 44 2211">
          <text:p text:style-name="P5"><text:span text:style-name="T5">mission_params</text:span></text:p>
        </draw:connector>
        <draw:custom-shape draw:style-name="gr10" draw:text-style-name="P3" xml:id="id6" draw:id="id6" draw:layer="layout" svg:width="2.667cm" svg:height="2.667cm" svg:x="8.239cm" svg:y="17.129cm">
          <text:p text:style-name="P3"><text:span text:style-name="T3">Regu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8" draw:id="id8" draw:layer="layout" svg:width="2.667cm" svg:height="2.667cm" svg:x="8.322cm" svg:y="21.991cm">
          <text:p text:style-name="P3"><text:span text:style-name="T3">Regu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4.937cm" svg:y1="18.399cm" svg:x2="8.239cm" svg:y2="18.463cm" draw:start-shape="id5" draw:start-glue-point="1" draw:end-shape="id6" draw:end-glue-point="6" svg:d="M4937 18399h1651v64h1651" svg:viewBox="0 0 3303 65">
          <text:p/>
        </draw:connector>
        <draw:connector draw:style-name="gr11" draw:text-style-name="P5" draw:layer="layout" svg:x1="4.937cm" svg:y1="23.406cm" svg:x2="8.322cm" svg:y2="23.325cm" draw:start-shape="id7" draw:start-glue-point="1" draw:end-shape="id8" draw:end-glue-point="6" svg:d="M4937 23406h1692v-81h1693" svg:viewBox="0 0 3386 82">
          <text:p/>
        </draw:connector>
        <draw:custom-shape draw:style-name="gr4" draw:text-style-name="P3" xml:id="id9" draw:id="id9" draw:layer="layout" svg:width="2.667cm" svg:height="2.667cm" svg:x="12.557cm" svg:y="19.477cm">
          <text:p text:style-name="P3"><text:span text:style-name="T3">Regu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10.906cm" svg:y1="18.463cm" svg:x2="13.891cm" svg:y2="19.477cm" draw:start-shape="id6" draw:start-glue-point="10" draw:end-shape="id9" draw:end-glue-point="4" svg:d="M10906 18463h2985v1014" svg:viewBox="0 0 2986 1015">
          <text:p/>
        </draw:connector>
        <draw:connector draw:style-name="gr11" draw:text-style-name="P5" draw:layer="layout" svg:x1="10.989cm" svg:y1="23.325cm" svg:x2="13.891cm" svg:y2="22.144cm" draw:start-shape="id8" draw:start-glue-point="10" draw:end-shape="id9" draw:end-glue-point="8" svg:d="M10989 23325h2902v-1181" svg:viewBox="0 0 2903 1182">
          <text:p/>
        </draw:connector>
        <draw:frame draw:style-name="gr1" draw:text-style-name="P1" draw:layer="layout" svg:width="2.348cm" svg:height="0.806cm" svg:x="15.605cm" svg:y="19.796cm">
          <draw:text-box>
            <text:p text:style-name="P1"><text:span text:style-name="T1">cmd_vel</text:span></text:p>
          </draw:text-box>
        </draw:frame>
        <draw:connector draw:style-name="gr11" draw:text-style-name="P5" draw:layer="layout" svg:x1="15.224cm" svg:y1="20.811cm" svg:x2="18.358cm" svg:y2="20.801cm" draw:start-shape="id9" draw:start-glue-point="10" svg:d="M15224 20811h1818v-10h1316" svg:viewBox="0 0 3135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jalaa </meta:initial-creator>
    <meta:creation-date>2016-10-19T19:21:01.448737039</meta:creation-date>
    <dc:date>2016-10-19T19:33:48.574564409</dc:date>
    <dc:creator>ejalaa </dc:creator>
    <meta:editing-duration>P0D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